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04cm"/>
      <style:paragraph-properties style:writing-mode="lr-tb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1.092cm" fo:min-width="2.04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45cm" fo:min-width="1.688cm"/>
      <style:paragraph-properties style:writing-mode="lr-tb"/>
    </style:style>
    <style:style style:name="gr4" style:family="graphic" style:parent-style-name="objectwithoutfill">
      <style:graphic-properties svg:stroke-color="#000000" draw:marker-end="Arrow_20_short" draw:marker-end-width="0.3cm" svg:stroke-linecap="butt" draw:fill="solid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026cm"/>
      <style:paragraph-properties style:writing-mode="lr-tb"/>
    </style:style>
    <style:style style:name="gr6" style:family="graphic" style:parent-style-name="objectwithoutfill">
      <style:graphic-properties svg:stroke-color="#000000" draw:marker-end="Arrow_20_short" draw:marker-end-width="0.3cm" draw:fill="solid" draw:textarea-vertical-align="middle"/>
    </style:style>
    <style:style style:name="gr7" style:family="graphic" style:parent-style-name="objectwithoutfill">
      <style:graphic-properties draw:stroke="dash" draw:stroke-dash="Long_20_Dot" svg:stroke-width="0.051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color="#000000" draw:marker-end="Arrowheads_20_3" draw:marker-end-width="0.3cm" draw:fill="solid" draw:textarea-vertical-align="middle"/>
    </style:style>
    <style:style style:name="gr12" style:family="graphic" style:parent-style-name="objectwithoutfill">
      <style:graphic-properties svg:stroke-color="#000000" draw:fill="solid" draw:textarea-vertical-align="middle"/>
    </style:style>
    <style:style style:name="gr13" style:family="graphic" style:parent-style-name="objectwithoutfill">
      <style:graphic-properties svg:stroke-color="#000000" draw:marker-end="Arrowheads_20_5" draw:marker-end-width="0.3cm" draw:fill="solid" draw:textarea-vertical-align="middle"/>
    </style:style>
    <style:style style:name="gr14" style:family="graphic" style:parent-style-name="objectwithoutfill">
      <style:graphic-properties svg:stroke-color="#000000" draw:marker-end="Arrowheads_20_7" draw:marker-end-width="0.3cm" draw:fill="solid" draw:textarea-vertical-align="middle"/>
    </style:style>
    <style:style style:name="gr15" style:family="graphic" style:parent-style-name="objectwithoutfill">
      <style:graphic-properties svg:stroke-color="#000000" draw:marker-end="Arrowheads_20_9" draw:marker-end-width="0.3cm" draw:fill="solid" draw:textarea-vertical-align="middle"/>
    </style:style>
    <style:style style:name="P1" style:family="paragraph">
      <style:paragraph-properties fo:text-align="center" style:writing-mode="lr-tb"/>
      <style:text-properties style:font-name="Liberation Serif" fo:font-size="11pt" fo:font-style="italic" style:font-style-asian="normal" style:font-style-complex="normal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Liberation Serif" fo:font-size="11pt" fo:font-style="italic" style:font-style-asian="normal" style:font-style-complex="normal"/>
    </style:style>
    <style:style style:name="P3" style:family="paragraph">
      <style:paragraph-properties fo:text-align="center" style:writing-mode="lr-tb"/>
      <style:text-properties style:font-name="Liberation Serif" fo:font-size="11pt" fo:font-style="italic" style:font-size-asian="12pt" style:font-style-asian="normal" style:font-size-complex="12pt" style:font-style-complex="normal"/>
    </style:style>
    <style:style style:name="P4" style:family="paragraph">
      <loext:graphic-properties draw:fill-color="#ffffff"/>
      <style:paragraph-properties fo:text-align="center" style:writing-mode="lr-tb"/>
      <style:text-properties style:font-name="Liberation Serif" fo:font-size="11pt" fo:font-style="italic" style:font-size-asian="12pt" style:font-style-asian="normal" style:font-size-complex="12pt" style:font-style-complex="normal"/>
    </style:style>
    <style:style style:name="P5" style:family="paragraph">
      <style:paragraph-properties fo:text-align="center" style:writing-mode="lr-tb"/>
      <style:text-properties style:font-name="Liberation Serif" fo:font-size="11pt"/>
    </style:style>
    <style:style style:name="P6" style:family="paragraph">
      <loext:graphic-properties draw:fill-color="#ffffff"/>
      <style:paragraph-properties fo:text-align="center" style:writing-mode="lr-tb"/>
      <style:text-properties style:font-name="Liberation Serif" fo:font-size="11pt"/>
    </style:style>
    <style:style style:name="P7" style:family="paragraph">
      <loext:graphic-properties draw:fill="solid"/>
      <style:paragraph-properties fo:text-align="center"/>
      <style:text-properties fo:font-size="11pt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erif" fo:font-size="11pt" fo:font-weight="bold" style:font-size-asian="12pt" style:font-weight-asian="bold" style:font-size-complex="12pt" style:font-weight-complex="bold"/>
    </style:style>
    <style:style style:name="P9" style:family="paragraph">
      <loext:graphic-properties draw:fill="solid"/>
      <style:paragraph-properties fo:text-align="center" style:writing-mode="lr-tb"/>
      <style:text-properties fo:font-size="11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11pt"/>
    </style:style>
    <style:style style:name="P11" style:family="paragraph"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style:font-name="Liberation Serif" fo:font-size="11pt" fo:font-style="normal" style:font-size-asian="18pt" style:font-style-asian="normal" style:font-size-complex="18pt" style:font-style-complex="normal"/>
    </style:style>
    <style:style style:name="T2" style:family="text">
      <style:text-properties style:font-name="Liberation Serif" fo:font-size="11pt" fo:font-style="normal" style:font-size-asian="12pt" style:font-style-asian="normal" style:font-size-complex="12pt" style:font-style-complex="normal"/>
    </style:style>
    <style:style style:name="T3" style:family="text">
      <style:text-properties style:font-name="Liberation Serif" fo:font-size="11pt"/>
    </style:style>
    <style:style style:name="T4" style:family="text">
      <style:text-properties style:font-name="Liberation Serif" fo:font-size="11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dexing Pipeline" draw:style-name="dp1" draw:master-page-name="Default">
        <draw:custom-shape draw:style-name="gr1" draw:text-style-name="P2" draw:layer="layout" svg:width="2.54cm" svg:height="1.787cm" svg:x="6.08cm" svg:y="5.151cm">
          <text:p text:style-name="P1"><text:span text:style-name="T1">Pre-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54cm" svg:height="2.54cm" svg:x="16.24cm" svg:y="4.779cm">
          <text:p text:style-name="P3"><text:span text:style-name="T2">Document</text:span></text:p>
          <text:p text:style-name="P3"><text:span text:style-name="T2">Sto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2.54cm" svg:height="1.787cm" svg:x="11.16cm" svg:y="3.246cm">
          <text:p text:style-name="P1"><text:span text:style-name="T1">SBERT</text:span></text:p>
          <text:p text:style-name="P1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2.54cm" svg:height="2.54cm" svg:x="1cm" svg:y="4.779cm">
          <text:p text:style-name="P5"><text:span text:style-name="T3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4" draw:text-style-name="P7" draw:layer="layout" svg:x1="3.54cm" svg:y1="6.049cm" svg:x2="6.08cm" svg:y2="6.049cm">
          <text:p/>
        </draw:line>
        <draw:line draw:style-name="gr4" draw:text-style-name="P7" draw:layer="layout" svg:x1="8.62cm" svg:y1="6.049cm" svg:x2="11.16cm" svg:y2="6.049cm">
          <text:p/>
        </draw:line>
        <draw:line draw:style-name="gr4" draw:text-style-name="P7" draw:layer="layout" svg:x1="13.7cm" svg:y1="6.049cm" svg:x2="16.24cm" svg:y2="6.049cm">
          <text:p/>
        </draw:line>
        <draw:custom-shape draw:style-name="gr1" draw:text-style-name="P2" draw:layer="layout" svg:width="2.54cm" svg:height="1.787cm" svg:x="11.16cm" svg:y="5.033cm">
          <text:p text:style-name="P1"><text:span text:style-name="T1">UMAP</text:span></text:p>
          <text:p text:style-name="P1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787cm" svg:x="11.16cm" svg:y="6.833cm">
          <text:p text:style-name="P1"><text:span text:style-name="T1">BERTopic</text:span></text:p>
          <text:p text:style-name="P1"><text:span text:style-name="T1">Topic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Query Pipeline" draw:style-name="dp1" draw:master-page-name="Default">
        <draw:custom-shape draw:style-name="gr5" draw:text-style-name="P2" xml:id="id2" draw:id="id2" draw:layer="layout" svg:width="2.526cm" svg:height="1.787cm" svg:x="6.094cm" svg:y="6.462cm">
          <text:p text:style-name="P1"><text:span text:style-name="T1">Retrieval</text:span></text:p>
          <text:p text:style-name="P1"><text:span text:style-name="T1">Bi-Encoder +</text:span></text:p>
          <text:p text:style-name="P1"><text:span text:style-name="T1">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787cm" svg:x="11.16cm" svg:y="6.453cm">
          <text:p text:style-name="P1"><text:span text:style-name="T1">Re-Ranker</text:span></text:p>
          <text:p text:style-name="P1"><text:span text:style-name="T1">Cross-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787cm" svg:x="16.24cm" svg:y="6.462cm">
          <text:p text:style-name="P1"><text:span text:style-name="T1">Ranked H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54cm" svg:height="1.787cm" svg:x="16.24cm" svg:y="9.393cm">
          <text:p text:style-name="P1"><text:span text:style-name="T1">Doc./ Query +</text:span></text:p>
          <text:p text:style-name="P1"><text:span text:style-name="T1">Fil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2.54cm" svg:height="2.54cm" svg:x="1cm" svg:y="6.081cm">
          <text:p text:style-name="P3"><text:span text:style-name="T2">Document</text:span></text:p>
          <text:p text:style-name="P3"><text:span text:style-name="T2">Sto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7" draw:layer="layout" svg:x1="3.54cm" svg:y1="7.354cm" svg:x2="6.08cm" svg:y2="7.354cm">
          <text:p/>
        </draw:line>
        <draw:line draw:style-name="gr4" draw:text-style-name="P7" draw:layer="layout" svg:x1="8.62cm" svg:y1="7.351cm" svg:x2="11.16cm" svg:y2="7.351cm">
          <text:p/>
        </draw:line>
        <draw:line draw:style-name="gr4" draw:text-style-name="P7" draw:layer="layout" svg:x1="13.7cm" svg:y1="7.354cm" svg:x2="16.24cm" svg:y2="7.354cm">
          <text:p/>
        </draw:line>
        <draw:connector draw:style-name="gr6" draw:text-style-name="P7" draw:layer="layout" draw:type="lines" draw:line-skew="0cm 1.523cm" svg:x1="16.24cm" svg:y1="10.286cm" svg:x2="7.357cm" svg:y2="8.249cm" draw:start-shape="id1" draw:start-glue-point="3" draw:end-shape="id2" draw:end-glue-point="2" svg:d="M16240 10286h-501l-8382-14v-2023" svg:viewBox="0 0 8884 2038">
          <text:p/>
        </draw:connector>
        <draw:line draw:style-name="gr7" draw:text-style-name="P7" draw:layer="layout" svg:x1="14.97cm" svg:y1="6.081cm" svg:x2="14.97cm" svg:y2="11.542cm">
          <text:p/>
        </draw:line>
        <draw:frame draw:style-name="gr8" draw:text-style-name="P8" draw:layer="layout" svg:width="3.148cm" svg:height="0.683cm" svg:x="16.086cm" svg:y="8.494cm">
          <draw:text-box>
            <text:p><text:span text:style-name="T4">User Interface</text:span></text:p>
          </draw:text-box>
        </draw:frame>
        <draw:connector draw:style-name="gr6" draw:text-style-name="P9" draw:layer="layout" draw:type="lines" draw:line-skew="0cm 1.143cm" svg:x1="16.166cm" svg:y1="10.287cm" svg:x2="2.27cm" svg:y2="8.621cm" draw:end-shape="id3" draw:end-glue-point="7" svg:d="M16166 10287l-13896-21v-1645" svg:viewBox="0 0 13897 1667">
          <text:p/>
        </draw:connector>
        <draw:frame draw:style-name="gr8" draw:text-style-name="P10" draw:layer="layout" svg:width="2.667cm" svg:height="0.683cm" svg:x="2.27cm" svg:y="9.081cm">
          <draw:text-box>
            <text:p><text:span text:style-name="T3">Filters</text:span></text:p>
          </draw:text-box>
        </draw:frame>
        <draw:frame draw:style-name="gr8" draw:text-style-name="P10" draw:layer="layout" svg:width="2.667cm" svg:height="0.683cm" svg:x="7.35cm" svg:y="9.081cm">
          <draw:text-box>
            <text:p><text:span text:style-name="T3">Doc./ Query</text:span></text:p>
          </draw:text-box>
        </draw:frame>
      </draw:page>
      <draw:page draw:name="Visualization pipeline" draw:style-name="dp1" draw:master-page-name="Default">
        <draw:custom-shape draw:style-name="gr1" draw:text-style-name="P2" xml:id="id5" draw:id="id5" draw:layer="layout" svg:width="2.54cm" svg:height="1.787cm" svg:x="9.89cm" svg:y="11.208cm">
          <text:p text:style-name="P1"><text:span text:style-name="T1">SBERT</text:span></text:p>
          <text:p text:style-name="P1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54cm" svg:height="1.787cm" svg:x="16.24cm" svg:y="7.411cm">
          <text:p text:style-name="P1"><text:span text:style-name="T1">Interactive</text:span></text:p>
          <text:p text:style-name="P1"><text:span text:style-name="T1">Scatter P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2.54cm" svg:height="1.787cm" svg:x="16.24cm" svg:y="11.218cm">
          <text:p text:style-name="P1"><text:span text:style-name="T1">Doc./ Query +</text:span></text:p>
          <text:p text:style-name="P1"><text:span text:style-name="T1">Filters +</text:span></text:p>
          <text:p text:style-name="P1"><text:span text:style-name="T1">Sample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7" draw:id="id7" draw:layer="layout" svg:width="2.54cm" svg:height="2.54cm" svg:x="2.3cm" svg:y="7.03cm">
          <text:p text:style-name="P3"><text:span text:style-name="T2">Document</text:span></text:p>
          <text:p text:style-name="P3"><text:span text:style-name="T2">Sto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7" draw:layer="layout" svg:x1="4.85cm" svg:y1="8.3cm" svg:x2="7.39cm" svg:y2="8.3cm">
          <text:p/>
        </draw:line>
        <draw:line draw:style-name="gr7" draw:text-style-name="P7" draw:layer="layout" svg:x1="14.97cm" svg:y1="7.03cm" svg:x2="14.97cm" svg:y2="14.65cm">
          <text:p/>
        </draw:line>
        <draw:frame draw:style-name="gr8" draw:text-style-name="P8" draw:layer="layout" svg:width="3.148cm" svg:height="0.683cm" svg:x="16.086cm" svg:y="9.943cm">
          <draw:text-box>
            <text:p><text:span text:style-name="T4">User </text:span><text:span text:style-name="T4">Interface</text:span></text:p>
          </draw:text-box>
        </draw:frame>
        <draw:frame draw:style-name="gr9" draw:text-style-name="P10" draw:layer="layout" svg:width="3.048cm" svg:height="1.115cm" svg:x="3.58cm" svg:y="10.205cm">
          <draw:text-box>
            <text:p><text:span text:style-name="T3">Filters +</text:span></text:p>
            <text:p><text:span text:style-name="T3">Sample Size</text:span></text:p>
          </draw:text-box>
        </draw:frame>
        <draw:frame draw:style-name="gr9" draw:text-style-name="P10" draw:layer="layout" svg:width="2.426cm" svg:height="1.115cm" svg:x="12.43cm" svg:y="11.363cm">
          <draw:text-box>
            <text:p><text:span text:style-name="T3">Doc./ Query</text:span></text:p>
          </draw:text-box>
        </draw:frame>
        <draw:custom-shape draw:style-name="gr10" draw:text-style-name="P11" xml:id="id6" draw:id="id6" draw:layer="layout" svg:width="0.001cm" svg:height="0.001cm" svg:x="17.51cm" svg:y="1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2" draw:layer="layout" draw:type="line" svg:x1="16.24cm" svg:y1="12.111cm" svg:x2="12.43cm" svg:y2="12.101cm" draw:start-shape="id4" draw:start-glue-point="3" draw:end-shape="id5" draw:end-glue-point="1" svg:d="M16240 12111l-3810-10" svg:viewBox="0 0 3811 11">
          <text:p/>
        </draw:connector>
        <draw:connector draw:style-name="gr12" draw:text-style-name="P12" draw:layer="layout" draw:type="line" svg:x1="17.51cm" svg:y1="13.005cm" svg:x2="17.51cm" svg:y2="14.015cm" draw:start-shape="id4" draw:start-glue-point="2" draw:end-shape="id6" draw:end-glue-point="0" svg:d="M17510 13005v1010" svg:viewBox="0 0 1 1011">
          <text:p/>
        </draw:connector>
        <draw:connector draw:style-name="gr13" draw:text-style-name="P12" draw:layer="layout" draw:type="lines" draw:line-skew="0.502cm 3.943cm" svg:x1="17.51cm" svg:y1="14.015cm" svg:x2="3.57cm" svg:y2="9.57cm" draw:start-shape="id6" draw:start-glue-point="3" draw:end-shape="id7" draw:end-glue-point="7" svg:d="M17510 14015h-13940v-4445" svg:viewBox="0 0 13941 4446">
          <text:p/>
        </draw:connector>
        <draw:custom-shape draw:style-name="gr1" draw:text-style-name="P2" xml:id="id8" draw:id="id8" draw:layer="layout" svg:width="2.54cm" svg:height="1.787cm" svg:x="9.89cm" svg:y="7.411cm">
          <text:p text:style-name="P1"><text:span text:style-name="T1">UMAP</text:span></text:p>
          <text:p text:style-name="P1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2" draw:layer="layout" draw:type="line" svg:x1="11.16cm" svg:y1="11.208cm" svg:x2="11.16cm" svg:y2="9.198cm" draw:start-shape="id5" draw:start-glue-point="0" draw:end-shape="id8" draw:end-glue-point="2" svg:d="M11160 11208v-2010" svg:viewBox="0 0 1 2011">
          <text:p/>
        </draw:connector>
        <draw:connector draw:style-name="gr15" draw:text-style-name="P12" draw:layer="layout" draw:type="line" svg:x1="12.43cm" svg:y1="8.304cm" svg:x2="16.24cm" svg:y2="8.304cm" draw:start-shape="id8" draw:start-glue-point="1" draw:end-shape="id9" draw:end-glue-point="3" svg:d="M12430 8304h3810" svg:viewBox="0 0 3811 1">
          <text:p/>
        </draw:connector>
        <draw:custom-shape draw:style-name="gr1" draw:text-style-name="P2" draw:layer="layout" svg:width="2.54cm" svg:height="1.787cm" svg:x="7.39cm" svg:y="7.411cm">
          <text:p text:style-name="P1"><text:span text:style-name="T1">BERTopic</text:span></text:p>
          <text:p text:style-name="P1"><text:span text:style-name="T1">Topic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3" draw:display-name="Arrowheads 3" svg:viewBox="0 0 20 13" svg:d="M0 13l10-13 10 13z"/>
    <draw:marker draw:name="Arrowheads_20_5" draw:display-name="Arrowheads 5" svg:viewBox="0 0 20 13" svg:d="M0 13l10-13 10 13z"/>
    <draw:marker draw:name="Arrowheads_20_7" draw:display-name="Arrowheads 7" svg:viewBox="0 0 20 13" svg:d="M0 13l10-13 10 13z"/>
    <draw:marker draw:name="Arrowheads_20_9" draw:display-name="Arrowheads 9" svg:viewBox="0 0 20 13" svg:d="M0 13l10-13 10 13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5T20:27:25.555372964</meta:creation-date>
    <dc:date>2021-08-11T13:07:29.386895646</dc:date>
    <meta:editing-duration>PT1H23M44S</meta:editing-duration>
    <meta:editing-cycles>11</meta:editing-cycles>
    <meta:generator>LibreOffice/7.1.4.2$Linux_X86_64 LibreOffice_project/10$Build-2</meta:generator>
    <meta:document-statistic meta:object-count="40"/>
  </office:meta>
</office:document-meta>
</file>